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 style:shadow="none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5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8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2" style:family="paragraph" style:parent-style-name="Standard">
      <style:text-properties fo:font-size="2pt" style:font-size-asian="2pt" style:font-size-complex="2pt"/>
    </style:style>
    <style:style style:name="P43" style:family="paragraph" style:parent-style-name="Standard">
      <style:text-properties style:font-name="Lucida Sans" fo:font-size="14pt" style:font-size-asian="14pt" style:font-size-complex="14pt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0c812" style:font-style-asian="normal" style:font-style-complex="normal"/>
    </style:style>
    <style:style style:name="T5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5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fo:letter-spacing="0.004cm" fo:font-style="normal" style:font-style-asian="normal" style:font-style-complex="normal"/>
    </style:style>
    <style:style style:name="T5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1" style:family="text">
      <style:text-properties fo:font-size="8pt" style:font-size-asian="8pt" style:font-size-complex="8pt"/>
    </style:style>
    <style:style style:name="T62" style:family="text">
      <style:text-properties fo:font-size="8pt" fo:font-style="normal" style:font-size-asian="8pt" style:font-style-asian="normal" style:font-size-complex="8pt" style:font-style-complex="normal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4e00d8" style:font-style-asian="normal" style:font-style-complex="normal"/>
    </style:style>
    <style:style style:name="T65" style:family="text">
      <style:text-properties fo:font-style="normal" officeooo:rsid="0045509c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9" style:family="text">
      <style:text-properties style:text-underline-style="none"/>
    </style:style>
    <style:style style:name="T70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4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63"><text:text-input text:description="&lt;if test=&quot;print_warranty and line.product_id.warranty&quot;&gt;">if</text:text-input></text:span><text:span text:style-name="T63"><text:text-input text:description="&lt;formatLang(line.product_id.warranty,digits=0)&gt;">12</text:text-input></text:span><text:span text:style-name="T63"> </text:span><text:span text:style-name="T65">meses</text:span><text:span text:style-name="T63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8"><text:span text:style-name="T63"><text:text-input text:description="&lt;if test=&quot;print_serial_number&quot;&gt;">if</text:text-input></text:span><text:span text:style-name="T62"><text:text-input text:description="&lt;' \n'.join([&quot;%s: %s%s&quot; % (x.lot_id.name, x.qty, (print_lot_life_date and x.lot_id.life_date) and &quot; (%s)&quot; % formatLang(x.lot_id.life_date, date=True) or &quot;&quot;) for x in line.pack_lot_ids])&gt;">000513210</text:text-input></text:span><text:span text:style-name="T63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5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6272a9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61caaf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4d0723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4d072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774487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4a1d82" style:font-style-asian="normal" style:font-name-complex="Lucida Sans" style:font-style-complex="normal"/>
    </style:style>
    <style:style style:name="MT61" style:family="text">
      <style:text-properties fo:color="#221f1f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2" style:family="text">
      <style:text-properties fo:color="#221f1f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3" style:family="text">
      <style:text-properties fo:color="#221f1f" fo:letter-spacing="-0.007cm" fo:font-style="normal" officeooo:rsid="0010c812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6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7" style:family="text">
      <style:text-properties style:text-underline-style="none"/>
    </style:style>
    <style:style style:name="MT6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voucher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<text:span text:style-name="MT3">Nº: </text:span><text:span text:style-name="MT4"><text:text-input text:description="&lt;if test=&quot;context.get('stock_report_type',False)=='voucher'&quot;&gt;">if</text:text-input></text:span><text:span text:style-name="MT3"><text:text-input text:description="&lt;o.vouchers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voucher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3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3"><text:span text:style-name="MT10">Tel: </text:span><text:span text:style-name="MT10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1">I.V.A.: </text:span><text:span text:style-name="MT12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gross_income_number&gt;">EXENTO</text:text-input><text:span text:style-name="MT16"><text:text-input text:description="&lt;/if&gt;">&lt;/if&gt;</text:text-input></text:span></text:p>
              <text:p text:style-name="MP19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2"/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6"/>
              <text:p text:style-name="MP25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7"/>
              <text:p text:style-name="MP28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0">Cond IVA</text:span><text:span text:style-name="MT20">:</text:span><text:span text:style-name="MT21"> </text:span><text:span text:style-name="MT22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1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1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2"><text:span text:style-name="MT42">CUIT</text:span><text:span text:style-name="MT43">:</text:span><text:span text:style-name="MT44"> </text:span><text:span text:style-name="MT4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3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3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4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5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6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9"><text:span text:style-name="MT59"><text:text-input text:description="&lt;if test=&quot;print_serial_number&quot;&gt;">if</text:text-input></text:span><text:span text:style-name="MT59">Lo</text:span><text:span text:style-name="MT60">t</text:span><text:span text:style-name="MT59">e / </text:span><text:span text:style-name="MT60">Serie</text:span><text:span text:style-name="MT58"><text:text-input text:description="&lt;/if&gt;">e</text:text-input></text:span><text:span text:style-name="MT58"> </text:span><text:span text:style-name="MT61"><text:text-input text:description="&lt;if test=&quot;print_lot_life_date&quot;&gt;">if</text:text-input></text:span><text:span text:style-name="MT62">(Venc.)</text:span><text:span text:style-name="MT61"><text:text-input text:description="&lt;/if&gt;">end</text:text-input></text:span></text:p>
            </table:table-cell>
            <table:table-cell table:style-name="Tabla2.D1" office:value-type="string">
              <text:p text:style-name="MP37">Cantidad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  <table:table-cell table:style-name="Tabla6.A1" office:value-type="string">
              <text:p text:style-name="MP42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3"><text:span text:style-name="MT63">OBSERVACIONES</text:span>: <text:span text:style-name="MT64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63">Recibí Conforme</text:span>:</text:p>
              <text:p text:style-name="MP45"><text:span text:style-name="MT63">Fecha</text:span>: <text:s/><text:span text:style-name="MT65"><text:s text:c="5"/>/ <text:s text:c="5"/>/ <text:s text:c="5"/></text:span></text:p>
              <text:p text:style-name="MP45"><text:span text:style-name="MT66">Hora</text:span><text:span text:style-name="MT67">:</text:span><text:span text:style-name="MT68"> <text:s text:c="2"/></text:span><text:span text:style-name="MT65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09T10:05:02.316302169</dc:date>
    <meta:editing-duration>P1DT2H25M27S</meta:editing-duration>
    <meta:editing-cycles>348</meta:editing-cycles>
    <meta:generator>LibreOffice/5.1.6.2$Linux_X86_64 LibreOffice_project/10m0$Build-2</meta:generator>
    <meta:document-statistic meta:table-count="6" meta:image-count="0" meta:object-count="0" meta:page-count="1" meta:paragraph-count="58" meta:word-count="286" meta:character-count="1746" meta:non-whitespace-character-count="1512"/>
  </office:meta>
</office:document-meta>
</file>